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1000001232FFCAFA53E9F9C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4.75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/>
    </style:style>
    <style:style style:name="P3" style:family="paragraph">
      <loext:graphic-properties draw:fill-color="#ffffff"/>
    </style:style>
    <style:style style:name="T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cm" svg:height="2.463cm" svg:x="1cm" svg:y="0.937cm">
          <draw:image xlink:href="Pictures/10000000000003B1000001232FFCAFA53E9F9C27.jpg" xlink:type="simple" xlink:show="embed" xlink:actuate="onLoad">
            <text:p/>
          </draw:image>
        </draw:frame>
        <draw:frame draw:style-name="gr2" draw:text-style-name="P2" draw:layer="layout" svg:width="5.252cm" svg:height="2.36cm" svg:x="20.548cm" svg:y="0.914cm">
          <draw:text-box>
            <text:p><text:span text:style-name="T1">Teamprojekt:</text:span></text:p>
            <text:p><text:span text:style-name="T1">Mark Unger</text:span></text:p>
            <text:p><text:span text:style-name="T1">Siegfried Kienz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01:38:14.910244284</meta:creation-date>
    <dc:date>2017-02-17T02:18:46.989799701</dc:date>
    <meta:editing-duration>PT5M</meta:editing-duration>
    <meta:editing-cycles>4</meta:editing-cycles>
    <meta:generator>LibreOffice/5.3.0.3$Linux_X86_64 LibreOffice_project/30m0$Build-3</meta:generator>
    <meta:document-statistic meta:object-count="25"/>
  </office:meta>
</office:document-meta>
</file>